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 fo:font-weight="bold" style:font-weight-asian="bold" style:font-weight-complex="bold"/>
    </style:style>
    <style:style style:name="ce2" style:family="table-cell" style:parent-style-name="Default">
      <style:text-properties style:font-name="Sylfaen"/>
    </style:style>
    <style:style style:name="ce3" style:family="table-cell" style:parent-style-name="Default">
      <style:text-properties style:font-name="Sylfaen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2" table:number-columns-repeated="25" table:default-cell-style-name="ce2"/>
        <table:table-column table:style-name="co1" table:number-columns-repeated="993" table:default-cell-style-name="ce2"/>
        <table:table-row table:style-name="ro1">
          <table:table-cell office:value-type="string" calcext:value-type="string">
            <text:p>Cur</text:p>
          </table:table-cell>
          <table:table-cell office:value-type="float" office:value="1.1" calcext:value-type="float">
            <text:p>1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formula="of:=((0.75 * [.G$1])-([.$B$1] * 0.75 * [.$F2])) * (1- ([.$C$1]*[.G$1]/100))" office:value-type="float" office:value="3.721875" calcext:value-type="float">
            <text:p>3,721875</text:p>
          </table:table-cell>
          <table:table-cell table:formula="of:=((0.75 * [.H$1])-([.$B$1] * 0.75 * [.$F2])) * (1- ([.$C$1]*[.H$1]/100))" office:value-type="float" office:value="7.3875" calcext:value-type="float">
            <text:p>7,3875</text:p>
          </table:table-cell>
          <table:table-cell table:formula="of:=((0.75 * [.I$1])-([.$B$1] * 0.75 * [.$F2])) * (1- ([.$C$1]*[.I$1]/100))" office:value-type="float" office:value="10.996875" calcext:value-type="float">
            <text:p>10,996875</text:p>
          </table:table-cell>
          <table:table-cell table:formula="of:=((0.75 * [.J$1])-([.$B$1] * 0.75 * [.$F2])) * (1- ([.$C$1]*[.J$1]/100))" office:value-type="float" office:value="14.55" calcext:value-type="float">
            <text:p>14,55</text:p>
          </table:table-cell>
          <table:table-cell table:formula="of:=((0.75 * [.K$1])-([.$B$1] * 0.75 * [.$F2])) * (1- ([.$C$1]*[.K$1]/100))" office:value-type="float" office:value="18.046875" calcext:value-type="float">
            <text:p>18,046875</text:p>
          </table:table-cell>
          <table:table-cell table:formula="of:=((0.75 * [.L$1])-([.$B$1] * 0.75 * [.$F2])) * (1- ([.$C$1]*[.L$1]/100))" office:value-type="float" office:value="21.4875" calcext:value-type="float">
            <text:p>21,4875</text:p>
          </table:table-cell>
          <table:table-cell table:formula="of:=((0.75 * [.M$1])-([.$B$1] * 0.75 * [.$F2])) * (1- ([.$C$1]*[.M$1]/100))" office:value-type="float" office:value="24.871875" calcext:value-type="float">
            <text:p>24,871875</text:p>
          </table:table-cell>
          <table:table-cell table:formula="of:=((0.75 * [.N$1])-([.$B$1] * 0.75 * [.$F2])) * (1- ([.$C$1]*[.N$1]/100))" office:value-type="float" office:value="28.2" calcext:value-type="float">
            <text:p>28,2</text:p>
          </table:table-cell>
          <table:table-cell table:formula="of:=((0.75 * [.O$1])-([.$B$1] * 0.75 * [.$F2])) * (1- ([.$C$1]*[.O$1]/100))" office:value-type="float" office:value="31.471875" calcext:value-type="float">
            <text:p>31,471875</text:p>
          </table:table-cell>
          <table:table-cell table:formula="of:=((0.75 * [.P$1])-([.$B$1] * 0.75 * [.$F2])) * (1- ([.$C$1]*[.P$1]/100))" office:value-type="float" office:value="34.6875" calcext:value-type="float">
            <text:p>34,6875</text:p>
          </table:table-cell>
          <table:table-cell table:formula="of:=((0.75 * [.Q$1])-([.$B$1] * 0.75 * [.$F2])) * (1- ([.$C$1]*[.Q$1]/100))" office:value-type="float" office:value="37.846875" calcext:value-type="float">
            <text:p>37,846875</text:p>
          </table:table-cell>
          <table:table-cell table:formula="of:=((0.75 * [.R$1])-([.$B$1] * 0.75 * [.$F2])) * (1- ([.$C$1]*[.R$1]/100))" office:value-type="float" office:value="40.95" calcext:value-type="float">
            <text:p>40,95</text:p>
          </table:table-cell>
          <table:table-cell table:formula="of:=((0.75 * [.S$1])-([.$B$1] * 0.75 * [.$F2])) * (1- ([.$C$1]*[.S$1]/100))" office:value-type="float" office:value="43.996875" calcext:value-type="float">
            <text:p>43,996875</text:p>
          </table:table-cell>
          <table:table-cell table:formula="of:=((0.75 * [.T$1])-([.$B$1] * 0.75 * [.$F2])) * (1- ([.$C$1]*[.T$1]/100))" office:value-type="float" office:value="46.9875" calcext:value-type="float">
            <text:p>46,9875</text:p>
          </table:table-cell>
          <table:table-cell table:formula="of:=((0.75 * [.U$1])-([.$B$1] * 0.75 * [.$F2])) * (1- ([.$C$1]*[.U$1]/100))" office:value-type="float" office:value="49.921875" calcext:value-type="float">
            <text:p>49,921875</text:p>
          </table:table-cell>
          <table:table-cell table:formula="of:=((0.75 * [.V$1])-([.$B$1] * 0.75 * [.$F2])) * (1- ([.$C$1]*[.V$1]/100))" office:value-type="float" office:value="52.8" calcext:value-type="float">
            <text:p>52,8</text:p>
          </table:table-cell>
          <table:table-cell table:formula="of:=((0.75 * [.W$1])-([.$B$1] * 0.75 * [.$F2])) * (1- ([.$C$1]*[.W$1]/100))" office:value-type="float" office:value="55.621875" calcext:value-type="float">
            <text:p>55,621875</text:p>
          </table:table-cell>
          <table:table-cell table:formula="of:=((0.75 * [.X$1])-([.$B$1] * 0.75 * [.$F2])) * (1- ([.$C$1]*[.X$1]/100))" office:value-type="float" office:value="58.3875" calcext:value-type="float">
            <text:p>58,3875</text:p>
          </table:table-cell>
          <table:table-cell table:formula="of:=((0.75 * [.Y$1])-([.$B$1] * 0.75 * [.$F2])) * (1- ([.$C$1]*[.Y$1]/100))" office:value-type="float" office:value="61.096875" calcext:value-type="float">
            <text:p>61,096875</text:p>
          </table:table-cell>
          <table:table-cell table:formula="of:=((0.75 * [.Z$1])-([.$B$1] * 0.75 * [.$F2])) * (1- ([.$C$1]*[.Z$1]/100))" office:value-type="float" office:value="63.75" calcext:value-type="float">
            <text:p>63,7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((0.75 * [.G$1])-([.$B$1] * 0.75 * [.$F3])) * (1- ([.$C$1]*[.G$1]/100))" office:value-type="float" office:value="-0.3721875" calcext:value-type="float">
            <text:p>-0,3721875</text:p>
          </table:table-cell>
          <table:table-cell table:formula="of:=((0.75 * [.H$1])-([.$B$1] * 0.75 * [.$F3])) * (1- ([.$C$1]*[.H$1]/100))" office:value-type="float" office:value="3.324375" calcext:value-type="float">
            <text:p>3,324375</text:p>
          </table:table-cell>
          <table:table-cell table:formula="of:=((0.75 * [.I$1])-([.$B$1] * 0.75 * [.$F3])) * (1- ([.$C$1]*[.I$1]/100))" office:value-type="float" office:value="6.9646875" calcext:value-type="float">
            <text:p>6,9646875</text:p>
          </table:table-cell>
          <table:table-cell table:formula="of:=((0.75 * [.J$1])-([.$B$1] * 0.75 * [.$F3])) * (1- ([.$C$1]*[.J$1]/100))" office:value-type="float" office:value="10.54875" calcext:value-type="float">
            <text:p>10,54875</text:p>
          </table:table-cell>
          <table:table-cell table:formula="of:=((0.75 * [.K$1])-([.$B$1] * 0.75 * [.$F3])) * (1- ([.$C$1]*[.K$1]/100))" office:value-type="float" office:value="14.0765625" calcext:value-type="float">
            <text:p>14,0765625</text:p>
          </table:table-cell>
          <table:table-cell table:formula="of:=((0.75 * [.L$1])-([.$B$1] * 0.75 * [.$F3])) * (1- ([.$C$1]*[.L$1]/100))" office:value-type="float" office:value="17.548125" calcext:value-type="float">
            <text:p>17,548125</text:p>
          </table:table-cell>
          <table:table-cell table:formula="of:=((0.75 * [.M$1])-([.$B$1] * 0.75 * [.$F3])) * (1- ([.$C$1]*[.M$1]/100))" office:value-type="float" office:value="20.9634375" calcext:value-type="float">
            <text:p>20,9634375</text:p>
          </table:table-cell>
          <table:table-cell table:formula="of:=((0.75 * [.N$1])-([.$B$1] * 0.75 * [.$F3])) * (1- ([.$C$1]*[.N$1]/100))" office:value-type="float" office:value="24.3225" calcext:value-type="float">
            <text:p>24,3225</text:p>
          </table:table-cell>
          <table:table-cell table:formula="of:=((0.75 * [.O$1])-([.$B$1] * 0.75 * [.$F3])) * (1- ([.$C$1]*[.O$1]/100))" office:value-type="float" office:value="27.6253125" calcext:value-type="float">
            <text:p>27,6253125</text:p>
          </table:table-cell>
          <table:table-cell table:formula="of:=((0.75 * [.P$1])-([.$B$1] * 0.75 * [.$F3])) * (1- ([.$C$1]*[.P$1]/100))" office:value-type="float" office:value="30.871875" calcext:value-type="float">
            <text:p>30,871875</text:p>
          </table:table-cell>
          <table:table-cell table:formula="of:=((0.75 * [.Q$1])-([.$B$1] * 0.75 * [.$F3])) * (1- ([.$C$1]*[.Q$1]/100))" office:value-type="float" office:value="34.0621875" calcext:value-type="float">
            <text:p>34,0621875</text:p>
          </table:table-cell>
          <table:table-cell table:formula="of:=((0.75 * [.R$1])-([.$B$1] * 0.75 * [.$F3])) * (1- ([.$C$1]*[.R$1]/100))" office:value-type="float" office:value="37.19625" calcext:value-type="float">
            <text:p>37,19625</text:p>
          </table:table-cell>
          <table:table-cell table:formula="of:=((0.75 * [.S$1])-([.$B$1] * 0.75 * [.$F3])) * (1- ([.$C$1]*[.S$1]/100))" office:value-type="float" office:value="40.2740625" calcext:value-type="float">
            <text:p>40,2740625</text:p>
          </table:table-cell>
          <table:table-cell table:formula="of:=((0.75 * [.T$1])-([.$B$1] * 0.75 * [.$F3])) * (1- ([.$C$1]*[.T$1]/100))" office:value-type="float" office:value="43.295625" calcext:value-type="float">
            <text:p>43,295625</text:p>
          </table:table-cell>
          <table:table-cell table:formula="of:=((0.75 * [.U$1])-([.$B$1] * 0.75 * [.$F3])) * (1- ([.$C$1]*[.U$1]/100))" office:value-type="float" office:value="46.2609375" calcext:value-type="float">
            <text:p>46,2609375</text:p>
          </table:table-cell>
          <table:table-cell table:formula="of:=((0.75 * [.V$1])-([.$B$1] * 0.75 * [.$F3])) * (1- ([.$C$1]*[.V$1]/100))" office:value-type="float" office:value="49.17" calcext:value-type="float">
            <text:p>49,17</text:p>
          </table:table-cell>
          <table:table-cell table:formula="of:=((0.75 * [.W$1])-([.$B$1] * 0.75 * [.$F3])) * (1- ([.$C$1]*[.W$1]/100))" office:value-type="float" office:value="52.0228125" calcext:value-type="float">
            <text:p>52,0228125</text:p>
          </table:table-cell>
          <table:table-cell table:formula="of:=((0.75 * [.X$1])-([.$B$1] * 0.75 * [.$F3])) * (1- ([.$C$1]*[.X$1]/100))" office:value-type="float" office:value="54.819375" calcext:value-type="float">
            <text:p>54,819375</text:p>
          </table:table-cell>
          <table:table-cell table:formula="of:=((0.75 * [.Y$1])-([.$B$1] * 0.75 * [.$F3])) * (1- ([.$C$1]*[.Y$1]/100))" office:value-type="float" office:value="57.5596875" calcext:value-type="float">
            <text:p>57,5596875</text:p>
          </table:table-cell>
          <table:table-cell table:formula="of:=((0.75 * [.Z$1])-([.$B$1] * 0.75 * [.$F3])) * (1- ([.$C$1]*[.Z$1]/100))" office:value-type="float" office:value="60.24375" calcext:value-type="float">
            <text:p>60,24375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Soak</text:p>
          </table:table-cell>
          <table:table-cell table:style-name="ce1" office:value-type="string" calcext:value-type="string">
            <text:p>Reduc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(0.75 * [.G$1])-([.$B$1] * 0.75 * [.$F4])) * (1- ([.$C$1]*[.G$1]/100))" office:value-type="float" office:value="-4.46625" calcext:value-type="float">
            <text:p>-4,46625</text:p>
          </table:table-cell>
          <table:table-cell table:formula="of:=((0.75 * [.H$1])-([.$B$1] * 0.75 * [.$F4])) * (1- ([.$C$1]*[.H$1]/100))" office:value-type="float" office:value="-0.73875" calcext:value-type="float">
            <text:p>-0,73875</text:p>
          </table:table-cell>
          <table:table-cell table:formula="of:=((0.75 * [.I$1])-([.$B$1] * 0.75 * [.$F4])) * (1- ([.$C$1]*[.I$1]/100))" office:value-type="float" office:value="2.9325" calcext:value-type="float">
            <text:p>2,9325</text:p>
          </table:table-cell>
          <table:table-cell table:formula="of:=((0.75 * [.J$1])-([.$B$1] * 0.75 * [.$F4])) * (1- ([.$C$1]*[.J$1]/100))" office:value-type="float" office:value="6.5475" calcext:value-type="float">
            <text:p>6,5475</text:p>
          </table:table-cell>
          <table:table-cell table:formula="of:=((0.75 * [.K$1])-([.$B$1] * 0.75 * [.$F4])) * (1- ([.$C$1]*[.K$1]/100))" office:value-type="float" office:value="10.10625" calcext:value-type="float">
            <text:p>10,10625</text:p>
          </table:table-cell>
          <table:table-cell table:formula="of:=((0.75 * [.L$1])-([.$B$1] * 0.75 * [.$F4])) * (1- ([.$C$1]*[.L$1]/100))" office:value-type="float" office:value="13.60875" calcext:value-type="float">
            <text:p>13,60875</text:p>
          </table:table-cell>
          <table:table-cell table:formula="of:=((0.75 * [.M$1])-([.$B$1] * 0.75 * [.$F4])) * (1- ([.$C$1]*[.M$1]/100))" office:value-type="float" office:value="17.055" calcext:value-type="float">
            <text:p>17,055</text:p>
          </table:table-cell>
          <table:table-cell table:formula="of:=((0.75 * [.N$1])-([.$B$1] * 0.75 * [.$F4])) * (1- ([.$C$1]*[.N$1]/100))" office:value-type="float" office:value="20.445" calcext:value-type="float">
            <text:p>20,445</text:p>
          </table:table-cell>
          <table:table-cell table:formula="of:=((0.75 * [.O$1])-([.$B$1] * 0.75 * [.$F4])) * (1- ([.$C$1]*[.O$1]/100))" office:value-type="float" office:value="23.77875" calcext:value-type="float">
            <text:p>23,77875</text:p>
          </table:table-cell>
          <table:table-cell table:formula="of:=((0.75 * [.P$1])-([.$B$1] * 0.75 * [.$F4])) * (1- ([.$C$1]*[.P$1]/100))" office:value-type="float" office:value="27.05625" calcext:value-type="float">
            <text:p>27,05625</text:p>
          </table:table-cell>
          <table:table-cell table:formula="of:=((0.75 * [.Q$1])-([.$B$1] * 0.75 * [.$F4])) * (1- ([.$C$1]*[.Q$1]/100))" office:value-type="float" office:value="30.2775" calcext:value-type="float">
            <text:p>30,2775</text:p>
          </table:table-cell>
          <table:table-cell table:formula="of:=((0.75 * [.R$1])-([.$B$1] * 0.75 * [.$F4])) * (1- ([.$C$1]*[.R$1]/100))" office:value-type="float" office:value="33.4425" calcext:value-type="float">
            <text:p>33,4425</text:p>
          </table:table-cell>
          <table:table-cell table:formula="of:=((0.75 * [.S$1])-([.$B$1] * 0.75 * [.$F4])) * (1- ([.$C$1]*[.S$1]/100))" office:value-type="float" office:value="36.55125" calcext:value-type="float">
            <text:p>36,55125</text:p>
          </table:table-cell>
          <table:table-cell table:formula="of:=((0.75 * [.T$1])-([.$B$1] * 0.75 * [.$F4])) * (1- ([.$C$1]*[.T$1]/100))" office:value-type="float" office:value="39.60375" calcext:value-type="float">
            <text:p>39,60375</text:p>
          </table:table-cell>
          <table:table-cell table:formula="of:=((0.75 * [.U$1])-([.$B$1] * 0.75 * [.$F4])) * (1- ([.$C$1]*[.U$1]/100))" office:value-type="float" office:value="42.6" calcext:value-type="float">
            <text:p>42,6</text:p>
          </table:table-cell>
          <table:table-cell table:formula="of:=((0.75 * [.V$1])-([.$B$1] * 0.75 * [.$F4])) * (1- ([.$C$1]*[.V$1]/100))" office:value-type="float" office:value="45.54" calcext:value-type="float">
            <text:p>45,54</text:p>
          </table:table-cell>
          <table:table-cell table:formula="of:=((0.75 * [.W$1])-([.$B$1] * 0.75 * [.$F4])) * (1- ([.$C$1]*[.W$1]/100))" office:value-type="float" office:value="48.42375" calcext:value-type="float">
            <text:p>48,42375</text:p>
          </table:table-cell>
          <table:table-cell table:formula="of:=((0.75 * [.X$1])-([.$B$1] * 0.75 * [.$F4])) * (1- ([.$C$1]*[.X$1]/100))" office:value-type="float" office:value="51.25125" calcext:value-type="float">
            <text:p>51,25125</text:p>
          </table:table-cell>
          <table:table-cell table:formula="of:=((0.75 * [.Y$1])-([.$B$1] * 0.75 * [.$F4])) * (1- ([.$C$1]*[.Y$1]/100))" office:value-type="float" office:value="54.0225" calcext:value-type="float">
            <text:p>54,0225</text:p>
          </table:table-cell>
          <table:table-cell table:formula="of:=((0.75 * [.Z$1])-([.$B$1] * 0.75 * [.$F4])) * (1- ([.$C$1]*[.Z$1]/100))" office:value-type="float" office:value="56.7375" calcext:value-type="float">
            <text:p>56,73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1" calcext:value-type="float">
            <text:p>1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(0.75 * [.G$1])-([.$B$1] * 0.75 * [.$F5])) * (1- ([.$C$1]*[.G$1]/100))" office:value-type="float" office:value="-8.5603125" calcext:value-type="float">
            <text:p>-8,5603125</text:p>
          </table:table-cell>
          <table:table-cell table:formula="of:=((0.75 * [.H$1])-([.$B$1] * 0.75 * [.$F5])) * (1- ([.$C$1]*[.H$1]/100))" office:value-type="float" office:value="-4.801875" calcext:value-type="float">
            <text:p>-4,801875</text:p>
          </table:table-cell>
          <table:table-cell table:formula="of:=((0.75 * [.I$1])-([.$B$1] * 0.75 * [.$F5])) * (1- ([.$C$1]*[.I$1]/100))" office:value-type="float" office:value="-1.0996875" calcext:value-type="float">
            <text:p>-1,0996875</text:p>
          </table:table-cell>
          <table:table-cell table:formula="of:=((0.75 * [.J$1])-([.$B$1] * 0.75 * [.$F5])) * (1- ([.$C$1]*[.J$1]/100))" office:value-type="float" office:value="2.54625" calcext:value-type="float">
            <text:p>2,54625</text:p>
          </table:table-cell>
          <table:table-cell table:formula="of:=((0.75 * [.K$1])-([.$B$1] * 0.75 * [.$F5])) * (1- ([.$C$1]*[.K$1]/100))" office:value-type="float" office:value="6.1359375" calcext:value-type="float">
            <text:p>6,1359375</text:p>
          </table:table-cell>
          <table:table-cell table:formula="of:=((0.75 * [.L$1])-([.$B$1] * 0.75 * [.$F5])) * (1- ([.$C$1]*[.L$1]/100))" office:value-type="float" office:value="9.669375" calcext:value-type="float">
            <text:p>9,669375</text:p>
          </table:table-cell>
          <table:table-cell table:formula="of:=((0.75 * [.M$1])-([.$B$1] * 0.75 * [.$F5])) * (1- ([.$C$1]*[.M$1]/100))" office:value-type="float" office:value="13.1465625" calcext:value-type="float">
            <text:p>13,1465625</text:p>
          </table:table-cell>
          <table:table-cell table:formula="of:=((0.75 * [.N$1])-([.$B$1] * 0.75 * [.$F5])) * (1- ([.$C$1]*[.N$1]/100))" office:value-type="float" office:value="16.5675" calcext:value-type="float">
            <text:p>16,5675</text:p>
          </table:table-cell>
          <table:table-cell table:formula="of:=((0.75 * [.O$1])-([.$B$1] * 0.75 * [.$F5])) * (1- ([.$C$1]*[.O$1]/100))" office:value-type="float" office:value="19.9321875" calcext:value-type="float">
            <text:p>19,9321875</text:p>
          </table:table-cell>
          <table:table-cell table:formula="of:=((0.75 * [.P$1])-([.$B$1] * 0.75 * [.$F5])) * (1- ([.$C$1]*[.P$1]/100))" office:value-type="float" office:value="23.240625" calcext:value-type="float">
            <text:p>23,240625</text:p>
          </table:table-cell>
          <table:table-cell table:formula="of:=((0.75 * [.Q$1])-([.$B$1] * 0.75 * [.$F5])) * (1- ([.$C$1]*[.Q$1]/100))" office:value-type="float" office:value="26.4928125" calcext:value-type="float">
            <text:p>26,4928125</text:p>
          </table:table-cell>
          <table:table-cell table:formula="of:=((0.75 * [.R$1])-([.$B$1] * 0.75 * [.$F5])) * (1- ([.$C$1]*[.R$1]/100))" office:value-type="float" office:value="29.68875" calcext:value-type="float">
            <text:p>29,68875</text:p>
          </table:table-cell>
          <table:table-cell table:formula="of:=((0.75 * [.S$1])-([.$B$1] * 0.75 * [.$F5])) * (1- ([.$C$1]*[.S$1]/100))" office:value-type="float" office:value="32.8284375" calcext:value-type="float">
            <text:p>32,8284375</text:p>
          </table:table-cell>
          <table:table-cell table:formula="of:=((0.75 * [.T$1])-([.$B$1] * 0.75 * [.$F5])) * (1- ([.$C$1]*[.T$1]/100))" office:value-type="float" office:value="35.911875" calcext:value-type="float">
            <text:p>35,911875</text:p>
          </table:table-cell>
          <table:table-cell table:formula="of:=((0.75 * [.U$1])-([.$B$1] * 0.75 * [.$F5])) * (1- ([.$C$1]*[.U$1]/100))" office:value-type="float" office:value="38.9390625" calcext:value-type="float">
            <text:p>38,9390625</text:p>
          </table:table-cell>
          <table:table-cell table:formula="of:=((0.75 * [.V$1])-([.$B$1] * 0.75 * [.$F5])) * (1- ([.$C$1]*[.V$1]/100))" office:value-type="float" office:value="41.91" calcext:value-type="float">
            <text:p>41,91</text:p>
          </table:table-cell>
          <table:table-cell table:formula="of:=((0.75 * [.W$1])-([.$B$1] * 0.75 * [.$F5])) * (1- ([.$C$1]*[.W$1]/100))" office:value-type="float" office:value="44.8246875" calcext:value-type="float">
            <text:p>44,8246875</text:p>
          </table:table-cell>
          <table:table-cell table:formula="of:=((0.75 * [.X$1])-([.$B$1] * 0.75 * [.$F5])) * (1- ([.$C$1]*[.X$1]/100))" office:value-type="float" office:value="47.683125" calcext:value-type="float">
            <text:p>47,683125</text:p>
          </table:table-cell>
          <table:table-cell table:formula="of:=((0.75 * [.Y$1])-([.$B$1] * 0.75 * [.$F5])) * (1- ([.$C$1]*[.Y$1]/100))" office:value-type="float" office:value="50.4853125" calcext:value-type="float">
            <text:p>50,4853125</text:p>
          </table:table-cell>
          <table:table-cell table:formula="of:=((0.75 * [.Z$1])-([.$B$1] * 0.75 * [.$F5])) * (1- ([.$C$1]*[.Z$1]/100))" office:value-type="float" office:value="53.23125" calcext:value-type="float">
            <text:p>53,231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erce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(0.75 * [.G$1])-([.$B$1] * 0.75 * [.$F6])) * (1- ([.$C$1]*[.G$1]/100))" office:value-type="float" office:value="-12.654375" calcext:value-type="float">
            <text:p>-12,654375</text:p>
          </table:table-cell>
          <table:table-cell table:formula="of:=((0.75 * [.H$1])-([.$B$1] * 0.75 * [.$F6])) * (1- ([.$C$1]*[.H$1]/100))" office:value-type="float" office:value="-8.865" calcext:value-type="float">
            <text:p>-8,865</text:p>
          </table:table-cell>
          <table:table-cell table:formula="of:=((0.75 * [.I$1])-([.$B$1] * 0.75 * [.$F6])) * (1- ([.$C$1]*[.I$1]/100))" office:value-type="float" office:value="-5.131875" calcext:value-type="float">
            <text:p>-5,131875</text:p>
          </table:table-cell>
          <table:table-cell table:formula="of:=((0.75 * [.J$1])-([.$B$1] * 0.75 * [.$F6])) * (1- ([.$C$1]*[.J$1]/100))" office:value-type="float" office:value="-1.455" calcext:value-type="float">
            <text:p>-1,455</text:p>
          </table:table-cell>
          <table:table-cell table:formula="of:=((0.75 * [.K$1])-([.$B$1] * 0.75 * [.$F6])) * (1- ([.$C$1]*[.K$1]/100))" office:value-type="float" office:value="2.165625" calcext:value-type="float">
            <text:p>2,165625</text:p>
          </table:table-cell>
          <table:table-cell table:formula="of:=((0.75 * [.L$1])-([.$B$1] * 0.75 * [.$F6])) * (1- ([.$C$1]*[.L$1]/100))" office:value-type="float" office:value="5.73" calcext:value-type="float">
            <text:p>5,73</text:p>
          </table:table-cell>
          <table:table-cell table:formula="of:=((0.75 * [.M$1])-([.$B$1] * 0.75 * [.$F6])) * (1- ([.$C$1]*[.M$1]/100))" office:value-type="float" office:value="9.238125" calcext:value-type="float">
            <text:p>9,238125</text:p>
          </table:table-cell>
          <table:table-cell table:formula="of:=((0.75 * [.N$1])-([.$B$1] * 0.75 * [.$F6])) * (1- ([.$C$1]*[.N$1]/100))" office:value-type="float" office:value="12.69" calcext:value-type="float">
            <text:p>12,69</text:p>
          </table:table-cell>
          <table:table-cell table:formula="of:=((0.75 * [.O$1])-([.$B$1] * 0.75 * [.$F6])) * (1- ([.$C$1]*[.O$1]/100))" office:value-type="float" office:value="16.085625" calcext:value-type="float">
            <text:p>16,085625</text:p>
          </table:table-cell>
          <table:table-cell table:formula="of:=((0.75 * [.P$1])-([.$B$1] * 0.75 * [.$F6])) * (1- ([.$C$1]*[.P$1]/100))" office:value-type="float" office:value="19.425" calcext:value-type="float">
            <text:p>19,425</text:p>
          </table:table-cell>
          <table:table-cell table:formula="of:=((0.75 * [.Q$1])-([.$B$1] * 0.75 * [.$F6])) * (1- ([.$C$1]*[.Q$1]/100))" office:value-type="float" office:value="22.708125" calcext:value-type="float">
            <text:p>22,708125</text:p>
          </table:table-cell>
          <table:table-cell table:formula="of:=((0.75 * [.R$1])-([.$B$1] * 0.75 * [.$F6])) * (1- ([.$C$1]*[.R$1]/100))" office:value-type="float" office:value="25.935" calcext:value-type="float">
            <text:p>25,935</text:p>
          </table:table-cell>
          <table:table-cell table:formula="of:=((0.75 * [.S$1])-([.$B$1] * 0.75 * [.$F6])) * (1- ([.$C$1]*[.S$1]/100))" office:value-type="float" office:value="29.105625" calcext:value-type="float">
            <text:p>29,105625</text:p>
          </table:table-cell>
          <table:table-cell table:formula="of:=((0.75 * [.T$1])-([.$B$1] * 0.75 * [.$F6])) * (1- ([.$C$1]*[.T$1]/100))" office:value-type="float" office:value="32.22" calcext:value-type="float">
            <text:p>32,22</text:p>
          </table:table-cell>
          <table:table-cell table:formula="of:=((0.75 * [.U$1])-([.$B$1] * 0.75 * [.$F6])) * (1- ([.$C$1]*[.U$1]/100))" office:value-type="float" office:value="35.278125" calcext:value-type="float">
            <text:p>35,278125</text:p>
          </table:table-cell>
          <table:table-cell table:formula="of:=((0.75 * [.V$1])-([.$B$1] * 0.75 * [.$F6])) * (1- ([.$C$1]*[.V$1]/100))" office:value-type="float" office:value="38.28" calcext:value-type="float">
            <text:p>38,28</text:p>
          </table:table-cell>
          <table:table-cell table:formula="of:=((0.75 * [.W$1])-([.$B$1] * 0.75 * [.$F6])) * (1- ([.$C$1]*[.W$1]/100))" office:value-type="float" office:value="41.225625" calcext:value-type="float">
            <text:p>41,225625</text:p>
          </table:table-cell>
          <table:table-cell table:formula="of:=((0.75 * [.X$1])-([.$B$1] * 0.75 * [.$F6])) * (1- ([.$C$1]*[.X$1]/100))" office:value-type="float" office:value="44.115" calcext:value-type="float">
            <text:p>44,115</text:p>
          </table:table-cell>
          <table:table-cell table:formula="of:=((0.75 * [.Y$1])-([.$B$1] * 0.75 * [.$F6])) * (1- ([.$C$1]*[.Y$1]/100))" office:value-type="float" office:value="46.948125" calcext:value-type="float">
            <text:p>46,948125</text:p>
          </table:table-cell>
          <table:table-cell table:formula="of:=((0.75 * [.Z$1])-([.$B$1] * 0.75 * [.$F6])) * (1- ([.$C$1]*[.Z$1]/100))" office:value-type="float" office:value="49.725" calcext:value-type="float">
            <text:p>49,7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lunt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0.75 * [.G$1])-([.$B$1] * 0.75 * [.$F7])) * (1- ([.$C$1]*[.G$1]/100))" office:value-type="float" office:value="-16.7484375" calcext:value-type="float">
            <text:p>-16,7484375</text:p>
          </table:table-cell>
          <table:table-cell table:formula="of:=((0.75 * [.H$1])-([.$B$1] * 0.75 * [.$F7])) * (1- ([.$C$1]*[.H$1]/100))" office:value-type="float" office:value="-12.928125" calcext:value-type="float">
            <text:p>-12,928125</text:p>
          </table:table-cell>
          <table:table-cell table:formula="of:=((0.75 * [.I$1])-([.$B$1] * 0.75 * [.$F7])) * (1- ([.$C$1]*[.I$1]/100))" office:value-type="float" office:value="-9.1640625" calcext:value-type="float">
            <text:p>-9,1640625</text:p>
          </table:table-cell>
          <table:table-cell table:formula="of:=((0.75 * [.J$1])-([.$B$1] * 0.75 * [.$F7])) * (1- ([.$C$1]*[.J$1]/100))" office:value-type="float" office:value="-5.45625" calcext:value-type="float">
            <text:p>-5,45625</text:p>
          </table:table-cell>
          <table:table-cell table:formula="of:=((0.75 * [.K$1])-([.$B$1] * 0.75 * [.$F7])) * (1- ([.$C$1]*[.K$1]/100))" office:value-type="float" office:value="-1.8046875" calcext:value-type="float">
            <text:p>-1,8046875</text:p>
          </table:table-cell>
          <table:table-cell table:formula="of:=((0.75 * [.L$1])-([.$B$1] * 0.75 * [.$F7])) * (1- ([.$C$1]*[.L$1]/100))" office:value-type="float" office:value="1.790625" calcext:value-type="float">
            <text:p>1,790625</text:p>
          </table:table-cell>
          <table:table-cell table:formula="of:=((0.75 * [.M$1])-([.$B$1] * 0.75 * [.$F7])) * (1- ([.$C$1]*[.M$1]/100))" office:value-type="float" office:value="5.3296875" calcext:value-type="float">
            <text:p>5,3296875</text:p>
          </table:table-cell>
          <table:table-cell table:formula="of:=((0.75 * [.N$1])-([.$B$1] * 0.75 * [.$F7])) * (1- ([.$C$1]*[.N$1]/100))" office:value-type="float" office:value="8.8125" calcext:value-type="float">
            <text:p>8,8125</text:p>
          </table:table-cell>
          <table:table-cell table:formula="of:=((0.75 * [.O$1])-([.$B$1] * 0.75 * [.$F7])) * (1- ([.$C$1]*[.O$1]/100))" office:value-type="float" office:value="12.2390625" calcext:value-type="float">
            <text:p>12,2390625</text:p>
          </table:table-cell>
          <table:table-cell table:formula="of:=((0.75 * [.P$1])-([.$B$1] * 0.75 * [.$F7])) * (1- ([.$C$1]*[.P$1]/100))" office:value-type="float" office:value="15.609375" calcext:value-type="float">
            <text:p>15,609375</text:p>
          </table:table-cell>
          <table:table-cell table:formula="of:=((0.75 * [.Q$1])-([.$B$1] * 0.75 * [.$F7])) * (1- ([.$C$1]*[.Q$1]/100))" office:value-type="float" office:value="18.9234375" calcext:value-type="float">
            <text:p>18,9234375</text:p>
          </table:table-cell>
          <table:table-cell table:formula="of:=((0.75 * [.R$1])-([.$B$1] * 0.75 * [.$F7])) * (1- ([.$C$1]*[.R$1]/100))" office:value-type="float" office:value="22.18125" calcext:value-type="float">
            <text:p>22,18125</text:p>
          </table:table-cell>
          <table:table-cell table:formula="of:=((0.75 * [.S$1])-([.$B$1] * 0.75 * [.$F7])) * (1- ([.$C$1]*[.S$1]/100))" office:value-type="float" office:value="25.3828125" calcext:value-type="float">
            <text:p>25,3828125</text:p>
          </table:table-cell>
          <table:table-cell table:formula="of:=((0.75 * [.T$1])-([.$B$1] * 0.75 * [.$F7])) * (1- ([.$C$1]*[.T$1]/100))" office:value-type="float" office:value="28.528125" calcext:value-type="float">
            <text:p>28,528125</text:p>
          </table:table-cell>
          <table:table-cell table:formula="of:=((0.75 * [.U$1])-([.$B$1] * 0.75 * [.$F7])) * (1- ([.$C$1]*[.U$1]/100))" office:value-type="float" office:value="31.6171875" calcext:value-type="float">
            <text:p>31,6171875</text:p>
          </table:table-cell>
          <table:table-cell table:formula="of:=((0.75 * [.V$1])-([.$B$1] * 0.75 * [.$F7])) * (1- ([.$C$1]*[.V$1]/100))" office:value-type="float" office:value="34.65" calcext:value-type="float">
            <text:p>34,65</text:p>
          </table:table-cell>
          <table:table-cell table:formula="of:=((0.75 * [.W$1])-([.$B$1] * 0.75 * [.$F7])) * (1- ([.$C$1]*[.W$1]/100))" office:value-type="float" office:value="37.6265625" calcext:value-type="float">
            <text:p>37,6265625</text:p>
          </table:table-cell>
          <table:table-cell table:formula="of:=((0.75 * [.X$1])-([.$B$1] * 0.75 * [.$F7])) * (1- ([.$C$1]*[.X$1]/100))" office:value-type="float" office:value="40.546875" calcext:value-type="float">
            <text:p>40,546875</text:p>
          </table:table-cell>
          <table:table-cell table:formula="of:=((0.75 * [.Y$1])-([.$B$1] * 0.75 * [.$F7])) * (1- ([.$C$1]*[.Y$1]/100))" office:value-type="float" office:value="43.4109375" calcext:value-type="float">
            <text:p>43,4109375</text:p>
          </table:table-cell>
          <table:table-cell table:formula="of:=((0.75 * [.Z$1])-([.$B$1] * 0.75 * [.$F7])) * (1- ([.$C$1]*[.Z$1]/100))" office:value-type="float" office:value="46.21875" calcext:value-type="float">
            <text:p>46,2187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tra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(0.75 * [.G$1])-([.$B$1] * 0.75 * [.$F8])) * (1- ([.$C$1]*[.G$1]/100))" office:value-type="float" office:value="-20.8425" calcext:value-type="float">
            <text:p>-20,8425</text:p>
          </table:table-cell>
          <table:table-cell table:formula="of:=((0.75 * [.H$1])-([.$B$1] * 0.75 * [.$F8])) * (1- ([.$C$1]*[.H$1]/100))" office:value-type="float" office:value="-16.99125" calcext:value-type="float">
            <text:p>-16,99125</text:p>
          </table:table-cell>
          <table:table-cell table:formula="of:=((0.75 * [.I$1])-([.$B$1] * 0.75 * [.$F8])) * (1- ([.$C$1]*[.I$1]/100))" office:value-type="float" office:value="-13.19625" calcext:value-type="float">
            <text:p>-13,19625</text:p>
          </table:table-cell>
          <table:table-cell table:formula="of:=((0.75 * [.J$1])-([.$B$1] * 0.75 * [.$F8])) * (1- ([.$C$1]*[.J$1]/100))" office:value-type="float" office:value="-9.4575" calcext:value-type="float">
            <text:p>-9,4575</text:p>
          </table:table-cell>
          <table:table-cell table:formula="of:=((0.75 * [.K$1])-([.$B$1] * 0.75 * [.$F8])) * (1- ([.$C$1]*[.K$1]/100))" office:value-type="float" office:value="-5.775" calcext:value-type="float">
            <text:p>-5,775</text:p>
          </table:table-cell>
          <table:table-cell table:formula="of:=((0.75 * [.L$1])-([.$B$1] * 0.75 * [.$F8])) * (1- ([.$C$1]*[.L$1]/100))" office:value-type="float" office:value="-2.14875" calcext:value-type="float">
            <text:p>-2,14875</text:p>
          </table:table-cell>
          <table:table-cell table:formula="of:=((0.75 * [.M$1])-([.$B$1] * 0.75 * [.$F8])) * (1- ([.$C$1]*[.M$1]/100))" office:value-type="float" office:value="1.42125" calcext:value-type="float">
            <text:p>1,42125</text:p>
          </table:table-cell>
          <table:table-cell table:formula="of:=((0.75 * [.N$1])-([.$B$1] * 0.75 * [.$F8])) * (1- ([.$C$1]*[.N$1]/100))" office:value-type="float" office:value="4.935" calcext:value-type="float">
            <text:p>4,935</text:p>
          </table:table-cell>
          <table:table-cell table:formula="of:=((0.75 * [.O$1])-([.$B$1] * 0.75 * [.$F8])) * (1- ([.$C$1]*[.O$1]/100))" office:value-type="float" office:value="8.3925" calcext:value-type="float">
            <text:p>8,3925</text:p>
          </table:table-cell>
          <table:table-cell table:formula="of:=((0.75 * [.P$1])-([.$B$1] * 0.75 * [.$F8])) * (1- ([.$C$1]*[.P$1]/100))" office:value-type="float" office:value="11.79375" calcext:value-type="float">
            <text:p>11,79375</text:p>
          </table:table-cell>
          <table:table-cell table:formula="of:=((0.75 * [.Q$1])-([.$B$1] * 0.75 * [.$F8])) * (1- ([.$C$1]*[.Q$1]/100))" office:value-type="float" office:value="15.13875" calcext:value-type="float">
            <text:p>15,13875</text:p>
          </table:table-cell>
          <table:table-cell table:formula="of:=((0.75 * [.R$1])-([.$B$1] * 0.75 * [.$F8])) * (1- ([.$C$1]*[.R$1]/100))" office:value-type="float" office:value="18.4275" calcext:value-type="float">
            <text:p>18,4275</text:p>
          </table:table-cell>
          <table:table-cell table:formula="of:=((0.75 * [.S$1])-([.$B$1] * 0.75 * [.$F8])) * (1- ([.$C$1]*[.S$1]/100))" office:value-type="float" office:value="21.66" calcext:value-type="float">
            <text:p>21,66</text:p>
          </table:table-cell>
          <table:table-cell table:formula="of:=((0.75 * [.T$1])-([.$B$1] * 0.75 * [.$F8])) * (1- ([.$C$1]*[.T$1]/100))" office:value-type="float" office:value="24.83625" calcext:value-type="float">
            <text:p>24,83625</text:p>
          </table:table-cell>
          <table:table-cell table:formula="of:=((0.75 * [.U$1])-([.$B$1] * 0.75 * [.$F8])) * (1- ([.$C$1]*[.U$1]/100))" office:value-type="float" office:value="27.95625" calcext:value-type="float">
            <text:p>27,95625</text:p>
          </table:table-cell>
          <table:table-cell table:formula="of:=((0.75 * [.V$1])-([.$B$1] * 0.75 * [.$F8])) * (1- ([.$C$1]*[.V$1]/100))" office:value-type="float" office:value="31.02" calcext:value-type="float">
            <text:p>31,02</text:p>
          </table:table-cell>
          <table:table-cell table:formula="of:=((0.75 * [.W$1])-([.$B$1] * 0.75 * [.$F8])) * (1- ([.$C$1]*[.W$1]/100))" office:value-type="float" office:value="34.0275" calcext:value-type="float">
            <text:p>34,0275</text:p>
          </table:table-cell>
          <table:table-cell table:formula="of:=((0.75 * [.X$1])-([.$B$1] * 0.75 * [.$F8])) * (1- ([.$C$1]*[.X$1]/100))" office:value-type="float" office:value="36.97875" calcext:value-type="float">
            <text:p>36,97875</text:p>
          </table:table-cell>
          <table:table-cell table:formula="of:=((0.75 * [.Y$1])-([.$B$1] * 0.75 * [.$F8])) * (1- ([.$C$1]*[.Y$1]/100))" office:value-type="float" office:value="39.87375" calcext:value-type="float">
            <text:p>39,87375</text:p>
          </table:table-cell>
          <table:table-cell table:formula="of:=((0.75 * [.Z$1])-([.$B$1] * 0.75 * [.$F8])) * (1- ([.$C$1]*[.Z$1]/100))" office:value-type="float" office:value="42.7125" calcext:value-type="float">
            <text:p>42,7125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35" calcext:value-type="float">
            <text:p>35</text:p>
          </table:table-cell>
          <table:table-cell table:formula="of:=((0.75 * [.G$1])-([.$B$1] * 0.75 * [.$F9])) * (1- ([.$C$1]*[.G$1]/100))" office:value-type="float" office:value="-24.9365625" calcext:value-type="float">
            <text:p>-24,9365625</text:p>
          </table:table-cell>
          <table:table-cell table:formula="of:=((0.75 * [.H$1])-([.$B$1] * 0.75 * [.$F9])) * (1- ([.$C$1]*[.H$1]/100))" office:value-type="float" office:value="-21.054375" calcext:value-type="float">
            <text:p>-21,054375</text:p>
          </table:table-cell>
          <table:table-cell table:formula="of:=((0.75 * [.I$1])-([.$B$1] * 0.75 * [.$F9])) * (1- ([.$C$1]*[.I$1]/100))" office:value-type="float" office:value="-17.2284375" calcext:value-type="float">
            <text:p>-17,2284375</text:p>
          </table:table-cell>
          <table:table-cell table:formula="of:=((0.75 * [.J$1])-([.$B$1] * 0.75 * [.$F9])) * (1- ([.$C$1]*[.J$1]/100))" office:value-type="float" office:value="-13.45875" calcext:value-type="float">
            <text:p>-13,45875</text:p>
          </table:table-cell>
          <table:table-cell table:formula="of:=((0.75 * [.K$1])-([.$B$1] * 0.75 * [.$F9])) * (1- ([.$C$1]*[.K$1]/100))" office:value-type="float" office:value="-9.7453125" calcext:value-type="float">
            <text:p>-9,7453125</text:p>
          </table:table-cell>
          <table:table-cell table:formula="of:=((0.75 * [.L$1])-([.$B$1] * 0.75 * [.$F9])) * (1- ([.$C$1]*[.L$1]/100))" office:value-type="float" office:value="-6.088125" calcext:value-type="float">
            <text:p>-6,088125</text:p>
          </table:table-cell>
          <table:table-cell table:formula="of:=((0.75 * [.M$1])-([.$B$1] * 0.75 * [.$F9])) * (1- ([.$C$1]*[.M$1]/100))" office:value-type="float" office:value="-2.4871875" calcext:value-type="float">
            <text:p>-2,4871875</text:p>
          </table:table-cell>
          <table:table-cell table:formula="of:=((0.75 * [.N$1])-([.$B$1] * 0.75 * [.$F9])) * (1- ([.$C$1]*[.N$1]/100))" office:value-type="float" office:value="1.0575" calcext:value-type="float">
            <text:p>1,0575</text:p>
          </table:table-cell>
          <table:table-cell table:formula="of:=((0.75 * [.O$1])-([.$B$1] * 0.75 * [.$F9])) * (1- ([.$C$1]*[.O$1]/100))" office:value-type="float" office:value="4.5459375" calcext:value-type="float">
            <text:p>4,5459375</text:p>
          </table:table-cell>
          <table:table-cell table:formula="of:=((0.75 * [.P$1])-([.$B$1] * 0.75 * [.$F9])) * (1- ([.$C$1]*[.P$1]/100))" office:value-type="float" office:value="7.978125" calcext:value-type="float">
            <text:p>7,978125</text:p>
          </table:table-cell>
          <table:table-cell table:formula="of:=((0.75 * [.Q$1])-([.$B$1] * 0.75 * [.$F9])) * (1- ([.$C$1]*[.Q$1]/100))" office:value-type="float" office:value="11.3540625" calcext:value-type="float">
            <text:p>11,3540625</text:p>
          </table:table-cell>
          <table:table-cell table:formula="of:=((0.75 * [.R$1])-([.$B$1] * 0.75 * [.$F9])) * (1- ([.$C$1]*[.R$1]/100))" office:value-type="float" office:value="14.67375" calcext:value-type="float">
            <text:p>14,67375</text:p>
          </table:table-cell>
          <table:table-cell table:formula="of:=((0.75 * [.S$1])-([.$B$1] * 0.75 * [.$F9])) * (1- ([.$C$1]*[.S$1]/100))" office:value-type="float" office:value="17.9371875" calcext:value-type="float">
            <text:p>17,9371875</text:p>
          </table:table-cell>
          <table:table-cell table:formula="of:=((0.75 * [.T$1])-([.$B$1] * 0.75 * [.$F9])) * (1- ([.$C$1]*[.T$1]/100))" office:value-type="float" office:value="21.144375" calcext:value-type="float">
            <text:p>21,144375</text:p>
          </table:table-cell>
          <table:table-cell table:formula="of:=((0.75 * [.U$1])-([.$B$1] * 0.75 * [.$F9])) * (1- ([.$C$1]*[.U$1]/100))" office:value-type="float" office:value="24.2953125" calcext:value-type="float">
            <text:p>24,2953125</text:p>
          </table:table-cell>
          <table:table-cell table:formula="of:=((0.75 * [.V$1])-([.$B$1] * 0.75 * [.$F9])) * (1- ([.$C$1]*[.V$1]/100))" office:value-type="float" office:value="27.39" calcext:value-type="float">
            <text:p>27,39</text:p>
          </table:table-cell>
          <table:table-cell table:formula="of:=((0.75 * [.W$1])-([.$B$1] * 0.75 * [.$F9])) * (1- ([.$C$1]*[.W$1]/100))" office:value-type="float" office:value="30.4284375" calcext:value-type="float">
            <text:p>30,4284375</text:p>
          </table:table-cell>
          <table:table-cell table:formula="of:=((0.75 * [.X$1])-([.$B$1] * 0.75 * [.$F9])) * (1- ([.$C$1]*[.X$1]/100))" office:value-type="float" office:value="33.410625" calcext:value-type="float">
            <text:p>33,410625</text:p>
          </table:table-cell>
          <table:table-cell table:formula="of:=((0.75 * [.Y$1])-([.$B$1] * 0.75 * [.$F9])) * (1- ([.$C$1]*[.Y$1]/100))" office:value-type="float" office:value="36.3365625" calcext:value-type="float">
            <text:p>36,3365625</text:p>
          </table:table-cell>
          <table:table-cell table:formula="of:=((0.75 * [.Z$1])-([.$B$1] * 0.75 * [.$F9])) * (1- ([.$C$1]*[.Z$1]/100))" office:value-type="float" office:value="39.20625" calcext:value-type="float">
            <text:p>39,20625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40" calcext:value-type="float">
            <text:p>40</text:p>
          </table:table-cell>
          <table:table-cell table:formula="of:=((0.75 * [.G$1])-([.$B$1] * 0.75 * [.$F10])) * (1- ([.$C$1]*[.G$1]/100))" office:value-type="float" office:value="-29.030625" calcext:value-type="float">
            <text:p>-29,030625</text:p>
          </table:table-cell>
          <table:table-cell table:formula="of:=((0.75 * [.H$1])-([.$B$1] * 0.75 * [.$F10])) * (1- ([.$C$1]*[.H$1]/100))" office:value-type="float" office:value="-25.1175" calcext:value-type="float">
            <text:p>-25,1175</text:p>
          </table:table-cell>
          <table:table-cell table:formula="of:=((0.75 * [.I$1])-([.$B$1] * 0.75 * [.$F10])) * (1- ([.$C$1]*[.I$1]/100))" office:value-type="float" office:value="-21.260625" calcext:value-type="float">
            <text:p>-21,260625</text:p>
          </table:table-cell>
          <table:table-cell table:formula="of:=((0.75 * [.J$1])-([.$B$1] * 0.75 * [.$F10])) * (1- ([.$C$1]*[.J$1]/100))" office:value-type="float" office:value="-17.46" calcext:value-type="float">
            <text:p>-17,46</text:p>
          </table:table-cell>
          <table:table-cell table:formula="of:=((0.75 * [.K$1])-([.$B$1] * 0.75 * [.$F10])) * (1- ([.$C$1]*[.K$1]/100))" office:value-type="float" office:value="-13.715625" calcext:value-type="float">
            <text:p>-13,715625</text:p>
          </table:table-cell>
          <table:table-cell table:formula="of:=((0.75 * [.L$1])-([.$B$1] * 0.75 * [.$F10])) * (1- ([.$C$1]*[.L$1]/100))" office:value-type="float" office:value="-10.0275" calcext:value-type="float">
            <text:p>-10,0275</text:p>
          </table:table-cell>
          <table:table-cell table:formula="of:=((0.75 * [.M$1])-([.$B$1] * 0.75 * [.$F10])) * (1- ([.$C$1]*[.M$1]/100))" office:value-type="float" office:value="-6.395625" calcext:value-type="float">
            <text:p>-6,395625</text:p>
          </table:table-cell>
          <table:table-cell table:formula="of:=((0.75 * [.N$1])-([.$B$1] * 0.75 * [.$F10])) * (1- ([.$C$1]*[.N$1]/100))" office:value-type="float" office:value="-2.82" calcext:value-type="float">
            <text:p>-2,82</text:p>
          </table:table-cell>
          <table:table-cell table:formula="of:=((0.75 * [.O$1])-([.$B$1] * 0.75 * [.$F10])) * (1- ([.$C$1]*[.O$1]/100))" office:value-type="float" office:value="0.699375" calcext:value-type="float">
            <text:p>0,699375</text:p>
          </table:table-cell>
          <table:table-cell table:formula="of:=((0.75 * [.P$1])-([.$B$1] * 0.75 * [.$F10])) * (1- ([.$C$1]*[.P$1]/100))" office:value-type="float" office:value="4.1625" calcext:value-type="float">
            <text:p>4,1625</text:p>
          </table:table-cell>
          <table:table-cell table:formula="of:=((0.75 * [.Q$1])-([.$B$1] * 0.75 * [.$F10])) * (1- ([.$C$1]*[.Q$1]/100))" office:value-type="float" office:value="7.569375" calcext:value-type="float">
            <text:p>7,569375</text:p>
          </table:table-cell>
          <table:table-cell table:formula="of:=((0.75 * [.R$1])-([.$B$1] * 0.75 * [.$F10])) * (1- ([.$C$1]*[.R$1]/100))" office:value-type="float" office:value="10.92" calcext:value-type="float">
            <text:p>10,92</text:p>
          </table:table-cell>
          <table:table-cell table:formula="of:=((0.75 * [.S$1])-([.$B$1] * 0.75 * [.$F10])) * (1- ([.$C$1]*[.S$1]/100))" office:value-type="float" office:value="14.214375" calcext:value-type="float">
            <text:p>14,214375</text:p>
          </table:table-cell>
          <table:table-cell table:formula="of:=((0.75 * [.T$1])-([.$B$1] * 0.75 * [.$F10])) * (1- ([.$C$1]*[.T$1]/100))" office:value-type="float" office:value="17.4525" calcext:value-type="float">
            <text:p>17,4525</text:p>
          </table:table-cell>
          <table:table-cell table:formula="of:=((0.75 * [.U$1])-([.$B$1] * 0.75 * [.$F10])) * (1- ([.$C$1]*[.U$1]/100))" office:value-type="float" office:value="20.634375" calcext:value-type="float">
            <text:p>20,634375</text:p>
          </table:table-cell>
          <table:table-cell table:formula="of:=((0.75 * [.V$1])-([.$B$1] * 0.75 * [.$F10])) * (1- ([.$C$1]*[.V$1]/100))" office:value-type="float" office:value="23.76" calcext:value-type="float">
            <text:p>23,76</text:p>
          </table:table-cell>
          <table:table-cell table:formula="of:=((0.75 * [.W$1])-([.$B$1] * 0.75 * [.$F10])) * (1- ([.$C$1]*[.W$1]/100))" office:value-type="float" office:value="26.829375" calcext:value-type="float">
            <text:p>26,829375</text:p>
          </table:table-cell>
          <table:table-cell table:formula="of:=((0.75 * [.X$1])-([.$B$1] * 0.75 * [.$F10])) * (1- ([.$C$1]*[.X$1]/100))" office:value-type="float" office:value="29.8425" calcext:value-type="float">
            <text:p>29,8425</text:p>
          </table:table-cell>
          <table:table-cell table:formula="of:=((0.75 * [.Y$1])-([.$B$1] * 0.75 * [.$F10])) * (1- ([.$C$1]*[.Y$1]/100))" office:value-type="float" office:value="32.799375" calcext:value-type="float">
            <text:p>32,799375</text:p>
          </table:table-cell>
          <table:table-cell table:formula="of:=((0.75 * [.Z$1])-([.$B$1] * 0.75 * [.$F10])) * (1- ([.$C$1]*[.Z$1]/100))" office:value-type="float" office:value="35.7" calcext:value-type="float">
            <text:p>35,7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45" calcext:value-type="float">
            <text:p>45</text:p>
          </table:table-cell>
          <table:table-cell table:formula="of:=((0.75 * [.G$1])-([.$B$1] * 0.75 * [.$F11])) * (1- ([.$C$1]*[.G$1]/100))" office:value-type="float" office:value="-33.1246875" calcext:value-type="float">
            <text:p>-33,1246875</text:p>
          </table:table-cell>
          <table:table-cell table:formula="of:=((0.75 * [.H$1])-([.$B$1] * 0.75 * [.$F11])) * (1- ([.$C$1]*[.H$1]/100))" office:value-type="float" office:value="-29.180625" calcext:value-type="float">
            <text:p>-29,180625</text:p>
          </table:table-cell>
          <table:table-cell table:formula="of:=((0.75 * [.I$1])-([.$B$1] * 0.75 * [.$F11])) * (1- ([.$C$1]*[.I$1]/100))" office:value-type="float" office:value="-25.2928125" calcext:value-type="float">
            <text:p>-25,2928125</text:p>
          </table:table-cell>
          <table:table-cell table:formula="of:=((0.75 * [.J$1])-([.$B$1] * 0.75 * [.$F11])) * (1- ([.$C$1]*[.J$1]/100))" office:value-type="float" office:value="-21.46125" calcext:value-type="float">
            <text:p>-21,46125</text:p>
          </table:table-cell>
          <table:table-cell table:formula="of:=((0.75 * [.K$1])-([.$B$1] * 0.75 * [.$F11])) * (1- ([.$C$1]*[.K$1]/100))" office:value-type="float" office:value="-17.6859375" calcext:value-type="float">
            <text:p>-17,6859375</text:p>
          </table:table-cell>
          <table:table-cell table:formula="of:=((0.75 * [.L$1])-([.$B$1] * 0.75 * [.$F11])) * (1- ([.$C$1]*[.L$1]/100))" office:value-type="float" office:value="-13.966875" calcext:value-type="float">
            <text:p>-13,966875</text:p>
          </table:table-cell>
          <table:table-cell table:formula="of:=((0.75 * [.M$1])-([.$B$1] * 0.75 * [.$F11])) * (1- ([.$C$1]*[.M$1]/100))" office:value-type="float" office:value="-10.3040625" calcext:value-type="float">
            <text:p>-10,3040625</text:p>
          </table:table-cell>
          <table:table-cell table:formula="of:=((0.75 * [.N$1])-([.$B$1] * 0.75 * [.$F11])) * (1- ([.$C$1]*[.N$1]/100))" office:value-type="float" office:value="-6.6975" calcext:value-type="float">
            <text:p>-6,6975</text:p>
          </table:table-cell>
          <table:table-cell table:formula="of:=((0.75 * [.O$1])-([.$B$1] * 0.75 * [.$F11])) * (1- ([.$C$1]*[.O$1]/100))" office:value-type="float" office:value="-3.1471875" calcext:value-type="float">
            <text:p>-3,1471875</text:p>
          </table:table-cell>
          <table:table-cell table:formula="of:=((0.75 * [.P$1])-([.$B$1] * 0.75 * [.$F11])) * (1- ([.$C$1]*[.P$1]/100))" office:value-type="float" office:value="0.346875" calcext:value-type="float">
            <text:p>0,346875</text:p>
          </table:table-cell>
          <table:table-cell table:formula="of:=((0.75 * [.Q$1])-([.$B$1] * 0.75 * [.$F11])) * (1- ([.$C$1]*[.Q$1]/100))" office:value-type="float" office:value="3.7846875" calcext:value-type="float">
            <text:p>3,7846875</text:p>
          </table:table-cell>
          <table:table-cell table:formula="of:=((0.75 * [.R$1])-([.$B$1] * 0.75 * [.$F11])) * (1- ([.$C$1]*[.R$1]/100))" office:value-type="float" office:value="7.16625" calcext:value-type="float">
            <text:p>7,16625</text:p>
          </table:table-cell>
          <table:table-cell table:formula="of:=((0.75 * [.S$1])-([.$B$1] * 0.75 * [.$F11])) * (1- ([.$C$1]*[.S$1]/100))" office:value-type="float" office:value="10.4915625" calcext:value-type="float">
            <text:p>10,4915625</text:p>
          </table:table-cell>
          <table:table-cell table:formula="of:=((0.75 * [.T$1])-([.$B$1] * 0.75 * [.$F11])) * (1- ([.$C$1]*[.T$1]/100))" office:value-type="float" office:value="13.760625" calcext:value-type="float">
            <text:p>13,760625</text:p>
          </table:table-cell>
          <table:table-cell table:formula="of:=((0.75 * [.U$1])-([.$B$1] * 0.75 * [.$F11])) * (1- ([.$C$1]*[.U$1]/100))" office:value-type="float" office:value="16.9734375" calcext:value-type="float">
            <text:p>16,9734375</text:p>
          </table:table-cell>
          <table:table-cell table:formula="of:=((0.75 * [.V$1])-([.$B$1] * 0.75 * [.$F11])) * (1- ([.$C$1]*[.V$1]/100))" office:value-type="float" office:value="20.13" calcext:value-type="float">
            <text:p>20,13</text:p>
          </table:table-cell>
          <table:table-cell table:formula="of:=((0.75 * [.W$1])-([.$B$1] * 0.75 * [.$F11])) * (1- ([.$C$1]*[.W$1]/100))" office:value-type="float" office:value="23.2303125" calcext:value-type="float">
            <text:p>23,2303125</text:p>
          </table:table-cell>
          <table:table-cell table:formula="of:=((0.75 * [.X$1])-([.$B$1] * 0.75 * [.$F11])) * (1- ([.$C$1]*[.X$1]/100))" office:value-type="float" office:value="26.274375" calcext:value-type="float">
            <text:p>26,274375</text:p>
          </table:table-cell>
          <table:table-cell table:formula="of:=((0.75 * [.Y$1])-([.$B$1] * 0.75 * [.$F11])) * (1- ([.$C$1]*[.Y$1]/100))" office:value-type="float" office:value="29.2621875" calcext:value-type="float">
            <text:p>29,2621875</text:p>
          </table:table-cell>
          <table:table-cell table:formula="of:=((0.75 * [.Z$1])-([.$B$1] * 0.75 * [.$F11])) * (1- ([.$C$1]*[.Z$1]/100))" office:value-type="float" office:value="32.19375" calcext:value-type="float">
            <text:p>32,1937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table:formula="of:=((0.75 * [.G$1])-([.$B$1] * 0.75 * [.$F12])) * (1- ([.$C$1]*[.G$1]/100))" office:value-type="float" office:value="-37.21875" calcext:value-type="float">
            <text:p>-37,21875</text:p>
          </table:table-cell>
          <table:table-cell table:formula="of:=((0.75 * [.H$1])-([.$B$1] * 0.75 * [.$F12])) * (1- ([.$C$1]*[.H$1]/100))" office:value-type="float" office:value="-33.24375" calcext:value-type="float">
            <text:p>-33,24375</text:p>
          </table:table-cell>
          <table:table-cell table:formula="of:=((0.75 * [.I$1])-([.$B$1] * 0.75 * [.$F12])) * (1- ([.$C$1]*[.I$1]/100))" office:value-type="float" office:value="-29.325" calcext:value-type="float">
            <text:p>-29,325</text:p>
          </table:table-cell>
          <table:table-cell table:formula="of:=((0.75 * [.J$1])-([.$B$1] * 0.75 * [.$F12])) * (1- ([.$C$1]*[.J$1]/100))" office:value-type="float" office:value="-25.4625" calcext:value-type="float">
            <text:p>-25,4625</text:p>
          </table:table-cell>
          <table:table-cell table:formula="of:=((0.75 * [.K$1])-([.$B$1] * 0.75 * [.$F12])) * (1- ([.$C$1]*[.K$1]/100))" office:value-type="float" office:value="-21.65625" calcext:value-type="float">
            <text:p>-21,65625</text:p>
          </table:table-cell>
          <table:table-cell table:formula="of:=((0.75 * [.L$1])-([.$B$1] * 0.75 * [.$F12])) * (1- ([.$C$1]*[.L$1]/100))" office:value-type="float" office:value="-17.90625" calcext:value-type="float">
            <text:p>-17,90625</text:p>
          </table:table-cell>
          <table:table-cell table:formula="of:=((0.75 * [.M$1])-([.$B$1] * 0.75 * [.$F12])) * (1- ([.$C$1]*[.M$1]/100))" office:value-type="float" office:value="-14.2125" calcext:value-type="float">
            <text:p>-14,2125</text:p>
          </table:table-cell>
          <table:table-cell table:formula="of:=((0.75 * [.N$1])-([.$B$1] * 0.75 * [.$F12])) * (1- ([.$C$1]*[.N$1]/100))" office:value-type="float" office:value="-10.575" calcext:value-type="float">
            <text:p>-10,575</text:p>
          </table:table-cell>
          <table:table-cell table:formula="of:=((0.75 * [.O$1])-([.$B$1] * 0.75 * [.$F12])) * (1- ([.$C$1]*[.O$1]/100))" office:value-type="float" office:value="-6.99375" calcext:value-type="float">
            <text:p>-6,99375</text:p>
          </table:table-cell>
          <table:table-cell table:formula="of:=((0.75 * [.P$1])-([.$B$1] * 0.75 * [.$F12])) * (1- ([.$C$1]*[.P$1]/100))" office:value-type="float" office:value="-3.46875" calcext:value-type="float">
            <text:p>-3,46875</text:p>
          </table:table-cell>
          <table:table-cell table:formula="of:=((0.75 * [.Q$1])-([.$B$1] * 0.75 * [.$F12])) * (1- ([.$C$1]*[.Q$1]/100))" office:value-type="float" office:value="0" calcext:value-type="float">
            <text:p>0</text:p>
          </table:table-cell>
          <table:table-cell table:formula="of:=((0.75 * [.R$1])-([.$B$1] * 0.75 * [.$F12])) * (1- ([.$C$1]*[.R$1]/100))" office:value-type="float" office:value="3.4125" calcext:value-type="float">
            <text:p>3,4125</text:p>
          </table:table-cell>
          <table:table-cell table:formula="of:=((0.75 * [.S$1])-([.$B$1] * 0.75 * [.$F12])) * (1- ([.$C$1]*[.S$1]/100))" office:value-type="float" office:value="6.76875" calcext:value-type="float">
            <text:p>6,76875</text:p>
          </table:table-cell>
          <table:table-cell table:formula="of:=((0.75 * [.T$1])-([.$B$1] * 0.75 * [.$F12])) * (1- ([.$C$1]*[.T$1]/100))" office:value-type="float" office:value="10.06875" calcext:value-type="float">
            <text:p>10,06875</text:p>
          </table:table-cell>
          <table:table-cell table:formula="of:=((0.75 * [.U$1])-([.$B$1] * 0.75 * [.$F12])) * (1- ([.$C$1]*[.U$1]/100))" office:value-type="float" office:value="13.3125" calcext:value-type="float">
            <text:p>13,3125</text:p>
          </table:table-cell>
          <table:table-cell table:formula="of:=((0.75 * [.V$1])-([.$B$1] * 0.75 * [.$F12])) * (1- ([.$C$1]*[.V$1]/100))" office:value-type="float" office:value="16.5" calcext:value-type="float">
            <text:p>16,5</text:p>
          </table:table-cell>
          <table:table-cell table:formula="of:=((0.75 * [.W$1])-([.$B$1] * 0.75 * [.$F12])) * (1- ([.$C$1]*[.W$1]/100))" office:value-type="float" office:value="19.63125" calcext:value-type="float">
            <text:p>19,63125</text:p>
          </table:table-cell>
          <table:table-cell table:formula="of:=((0.75 * [.X$1])-([.$B$1] * 0.75 * [.$F12])) * (1- ([.$C$1]*[.X$1]/100))" office:value-type="float" office:value="22.70625" calcext:value-type="float">
            <text:p>22,70625</text:p>
          </table:table-cell>
          <table:table-cell table:formula="of:=((0.75 * [.Y$1])-([.$B$1] * 0.75 * [.$F12])) * (1- ([.$C$1]*[.Y$1]/100))" office:value-type="float" office:value="25.725" calcext:value-type="float">
            <text:p>25,725</text:p>
          </table:table-cell>
          <table:table-cell table:formula="of:=((0.75 * [.Z$1])-([.$B$1] * 0.75 * [.$F12])) * (1- ([.$C$1]*[.Z$1]/100))" office:value-type="float" office:value="28.6875" calcext:value-type="float">
            <text:p>28,6875</text:p>
          </table:table-cell>
          <table:table-cell table:number-columns-repeated="99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9:28:21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4-02-19T18:55:31.14</meta:creation-date>
    <dc:date>2018-01-31T19:28:44.846000000</dc:date>
    <meta:editing-duration>PT14M4S</meta:editing-duration>
    <meta:editing-cycles>22</meta:editing-cycles>
    <meta:generator>LibreOffice/5.4.4.2$Windows_X86_64 LibreOffice_project/2524958677847fb3bb44820e40380acbe820f960</meta:generator>
    <meta:document-statistic meta:table-count="1" meta:cell-count="269" meta:object-count="0"/>
  </office:meta>
</office:document-meta>
</file>